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fill-color="#b2b2b2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cm" svg:height="2cm" svg:x="12.4cm" svg:y="3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cm" svg:x="2.6cm" svg:y="5.8cm">
          <text:p text:style-name="P1">Contato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7.4cm" svg:y="5.8cm">
          <text:p text:style-name="P1">Sobr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2cm" svg:x="12.4cm" svg:y="5.8cm">
          <text:p text:style-name="P1">Entra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7cm" svg:y="5.8cm">
          <text:p text:style-name="P1">Artigo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21.4cm" svg:y="5.8cm">
          <text:p text:style-name="P1">Tutoriai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6.4cm" svg:y1="4cm" svg:x2="19cm" svg:y2="5.8cm" draw:start-shape="id1" draw:start-glue-point="1" draw:end-shape="id2" svg:d="M16400 4000h2600v1800" svg:viewBox="0 0 2601 1801">
          <text:p/>
        </draw:connector>
        <draw:connector draw:style-name="gr2" draw:text-style-name="P2" draw:layer="layout" svg:x1="16.4cm" svg:y1="4cm" svg:x2="23.4cm" svg:y2="5.8cm" draw:start-shape="id1" draw:start-glue-point="1" draw:end-shape="id3" draw:end-glue-point="0" svg:d="M16400 4000h7000v1800" svg:viewBox="0 0 7001 1801">
          <text:p/>
        </draw:connector>
        <draw:connector draw:style-name="gr2" draw:text-style-name="P2" draw:layer="layout" svg:x1="12.4cm" svg:y1="4cm" svg:x2="9.4cm" svg:y2="5.8cm" draw:start-shape="id1" draw:start-glue-point="3" draw:end-shape="id4" svg:d="M12400 4000h-3000v1800" svg:viewBox="0 0 3001 1801">
          <text:p/>
        </draw:connector>
        <draw:connector draw:style-name="gr2" draw:text-style-name="P2" draw:layer="layout" svg:x1="12.4cm" svg:y1="4cm" svg:x2="4.6cm" svg:y2="5.8cm" draw:start-shape="id1" draw:end-shape="id5" draw:end-glue-point="0" svg:d="M12400 4000h-7800v1800" svg:viewBox="0 0 7801 1801">
          <text:p/>
        </draw:connector>
        <draw:connector draw:style-name="gr2" draw:text-style-name="P2" draw:layer="layout" svg:x1="14.4cm" svg:y1="5cm" svg:x2="14.4cm" svg:y2="5.8cm" draw:start-shape="id1" draw:end-shape="id6" draw:end-glue-point="0" svg:d="M14400 5000v800" svg:viewBox="0 0 1 80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7:10:51.099593009</meta:creation-date>
    <dc:date>2019-05-07T17:18:18.680784581</dc:date>
    <meta:editing-duration>PT7M31S</meta:editing-duration>
    <meta:editing-cycles>1</meta:editing-cycles>
    <meta:generator>LibreOffice/6.0.7.3$Linux_X86_64 LibreOffice_project/00m0$Build-3</meta:generator>
    <meta:document-statistic meta:object-count="34"/>
  </office:meta>
</office:document-meta>
</file>